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solid" draw:fill-color="#000000" draw:textarea-horizontal-align="center" draw:textarea-vertical-align="middle"/>
    </style:style>
    <style:style style:name="gr2" style:family="graphic" style:parent-style-name="standard">
      <style:graphic-properties draw:stroke="none" draw:fill="solid" draw:fill-color="#000000" draw:opacity="100%" draw:fill-image-width="0cm" draw:fill-image-height="0cm" draw:textarea-horizontal-align="center" draw:textarea-vertical-align="middle" draw:shadow="hidden" draw:shadow-opacity="100%"/>
    </style:style>
    <style:style style:name="gr3" style:family="graphic" style:parent-style-name="standard">
      <style:graphic-properties draw:stroke="none" draw:fill="none" draw:fill-color="#000000" draw:opacity="100%" draw:fill-image-width="0cm" draw:fill-image-height="0cm" fo:min-height="0.476cm" draw:shadow="hidden" draw:shadow-opacity="100%"/>
    </style:style>
    <style:style style:name="P1"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olygon draw:style-name="gr1" draw:text-style-name="P1" draw:layer="layout" svg:width="1.999cm" svg:height="1.999cm" svg:x="0cm" svg:y="0cm" svg:viewBox="0 0 2000 2000" draw:points="0,0 125,0 125,125 125,125 125,250 125,375 375,375 375,250 750,250 750,0 875,0 875,125 1000,125 1000,0 1125,0 1125,125 1000,125 1000,250 1125,250 1125,375 1000,375 1000,500 1125,500 1125,625 1250,625 1250,750 1125,750 1125,875 1000,875 1000,1000 750,1000 750,875 500,875 500,1000 250,1000 250,875 375,875 375,625 625,625 625,500 750,500 750,375 1000,375 1000,500 875,500 875,750 1000,750 1000,500 1000,375 1000,250 750,250 750,375 500,375 500,500 375,500 375,625 250,625 250,750 125,750 125,1250 125,1250 125,1375 125,1500 250,1500 250,1375 125,1375 125,1250 375,1250 375,1500 500,1500 500,1625 375,1625 375,1750 250,1750 250,1875 500,1875 625,1875 625,1750 500,1750 500,1625 625,1625 625,1750 750,1750 750,1875 1000,1875 1000,1750 875,1750 875,1375 750,1375 750,1500 625,1500 625,1375 500,1375 500,1250 625,1250 625,1375 750,1375 750,1250 625,1250 625,1125 1000,1125 1000,1250 1250,1250 1250,1375 1125,1375 1125,1625 1250,1625 1250,1750 1125,1750 1125,1875 1375,1875 1375,1625 1250,1625 1250,1500 1375,1500 1375,1250 1250,1250 1250,875 1375,875 1375,1125 1500,1125 1500,750 1625,750 1625,375 1750,375 1750,625 2000,625 2000,750 1750,750 1750,875 2000,875 2000,1000 1750,1000 1750,1125 1625,1125 1625,1250 1500,1250 1500,1500 1375,1500 1375,1625 1500,1625 1500,1500 1625,1500 1625,1625 1500,1625 1500,1875 1750,1875 1750,1750 1625,1750 1625,1625 1750,1625 1750,1375 1625,1375 1625,1250 1750,1250 1750,1125 2000,1125 2000,1250 1875,1250 1875,1375 2000,1375 2000,1500 1875,1500 1875,1625 1750,1625 1750,1750 1875,1750 1875,1625 2000,1625 2000,1750 1875,1750 1875,1875 2000,1875 2000,2000 0,2000">
            <text:p/>
          </draw:polygon>
          <draw:polygon draw:style-name="gr1" draw:text-style-name="P1" draw:layer="layout" svg:width="0.124cm" svg:height="0.124cm" svg:x="0.25cm" svg:y="0cm" svg:viewBox="0 0 125 125" draw:points="0,0 125,0 125,125 0,125">
            <text:p/>
          </draw:polygon>
          <draw:polygon draw:style-name="gr1" draw:text-style-name="P1" draw:layer="layout" svg:width="0.124cm" svg:height="0.124cm" svg:x="0.5cm" svg:y="0cm" svg:viewBox="0 0 125 125" draw:points="0,0 125,0 125,125 0,125">
            <text:p/>
          </draw:polygon>
          <draw:polygon draw:style-name="gr1" draw:text-style-name="P1" draw:layer="layout" svg:width="0.124cm" svg:height="0.124cm" svg:x="1.875cm" svg:y="0.375cm" svg:viewBox="0 0 125 125" draw:points="0,0 125,0 125,125 0,125">
            <text:p/>
          </draw:polygon>
          <draw:polygon draw:style-name="gr1" draw:text-style-name="P1" draw:layer="layout" svg:width="0.749cm" svg:height="0.624cm" svg:x="1.25cm" svg:y="0cm" svg:viewBox="0 0 750 625" draw:points="125,625 250,625 250,250 750,250 750,125 625,125 625,0 500,0 500,125 375,125 375,0 250,0 250,125 125,125 125,0 0,0 0,375 125,375">
            <text:p/>
          </draw:polygon>
        </draw:g>
        <draw:polygon draw:style-name="gr2" draw:text-style-name="P1" draw:layer="layout" svg:width="1.999cm" svg:height="1.999cm" svg:x="3.25cm" svg:y="0cm" svg:viewBox="0 0 2000 2000" draw:points="0,0 125,0 125,375 375,375 375,250 750,250 750,0 625,0 625,125 500,125 500,0 375,0 375,125 250,125 250,0 875,0 875,125 1000,125 1000,0 1125,0 1125,125 1000,125 1000,250 750,250 750,375 500,375 500,500 375,500 375,625 250,625 250,750 125,750 125,1375 250,1375 250,1500 125,1500 125,1250 375,1250 375,1375 500,1375 500,1250 625,1250 625,1125 750,1125 750,875 500,875 500,1000 250,1000 250,875 375,875 375,625 625,625 625,500 750,500 750,375 1000,375 1000,250 1250,250 1250,0 1375,0 1375,125 1500,125 1500,0 1625,0 1625,125 1750,125 1750,0 1875,0 1875,125 2000,125 2000,250 1625,250 1625,375 1500,375 1500,250 1375,250 1375,375 1500,375 1500,625 1375,625 1375,750 1500,750 1500,625 1625,625 1625,500 1750,500 1750,625 2000,625 2000,500 1875,500 1875,375 2000,375 2000,750 1750,750 1750,875 2000,875 2000,1000 1625,1000 1625,875 1500,875 1500,1000 1375,1000 1375,1125 1250,1125 1250,1000 1125,1000 1125,750 1000,750 1000,500 1125,500 1125,625 1250,625 1250,375 1000,375 1000,500 875,500 875,750 1000,750 1000,1000 1125,1000 1125,1250 875,1250 875,1375 750,1375 750,1500 875,1500 875,1625 750,1625 750,1500 625,1500 625,1625 500,1625 500,1750 750,1750 750,1875 1000,1875 1000,1750 875,1750 875,1625 1125,1625 1125,1500 1000,1500 1000,1375 1125,1375 1125,1250 1500,1250 1500,1000 1625,1000 1625,1125 2000,1125 2000,1250 1875,1250 1875,1375 2000,1375 2000,1500 1875,1500 1875,1625 2000,1625 2000,1750 1875,1750 1875,1625 1750,1625 1750,1750 1625,1750 1625,1625 1750,1625 1750,1375 1625,1375 1625,1250 1500,1250 1500,1375 1375,1375 1375,1500 1500,1500 1500,1625 1250,1625 1250,1750 1125,1750 1125,1875 1250,1875 1250,1750 1500,1750 1500,1875 1750,1875 1750,1750 1875,1750 1875,1875 2000,1875 2000,2000 0,2000">
          <text:p/>
        </draw:polygon>
        <draw:polygon draw:style-name="gr2" draw:text-style-name="P1" draw:layer="layout" svg:width="1.999cm" svg:height="1.999cm" svg:x="6.75cm" svg:y="0cm" svg:viewBox="0 0 2000 2000" draw:points="0,0 125,0 125,375 375,375 375,250 750,250 750,0 625,0 625,125 500,125 500,0 375,0 375,125 250,125 250,0 875,0 875,125 1000,125 1000,0 1125,0 1125,125 1125,125 1000,125 1000,250 1125,250 1125,125 1250,125 1250,0 1375,0 1375,125 1500,125 1500,0 1625,0 1625,125 1750,125 1750,0 1875,0 1875,125 2000,125 2000,250 1375,250 1375,125 1250,125 1250,500 1125,500 1125,375 1000,375 1000,250 750,250 750,375 500,375 500,500 375,500 375,625 625,625 625,500 750,500 750,375 1000,375 1000,500 875,500 875,750 1000,750 1000,500 1125,500 1125,625 1250,625 1250,750 1000,750 1000,875 1125,875 1125,1000 1000,1000 1000,1250 1125,1250 1125,1000 1250,1000 1250,875 1375,875 1375,625 1250,625 1250,500 1375,500 1375,375 1500,375 1500,500 1625,500 1625,625 1500,625 1500,1125 1250,1125 1250,1250 1375,1250 1375,1500 1125,1500 1125,1625 1000,1625 1000,1500 1125,1500 1125,1375 625,1375 625,1500 875,1500 875,1625 625,1625 625,1500 500,1500 500,1250 625,1250 625,1125 750,1125 750,1250 875,1250 875,1125 750,1125 750,875 500,875 500,1000 250,1000 250,875 375,875 375,625 250,625 250,750 125,750 125,1250 375,1250 375,1375 250,1375 250,1500 375,1500 375,1750 250,1750 250,1875 375,1875 375,1750 500,1750 500,1875 625,1875 625,1750 500,1750 500,1625 625,1625 625,1750 750,1750 750,1875 1000,1875 1000,1750 1125,1750 1125,1875 1250,1875 1250,1750 1625,1750 1625,1625 1375,1625 1375,1500 1625,1500 1625,1250 1500,1250 1500,1125 1625,1125 1625,625 1750,625 1750,500 1875,500 1875,375 2000,375 2000,500 1875,500 1875,625 2000,625 2000,750 1750,750 1750,875 2000,875 2000,1000 1750,1000 1750,1125 1625,1125 1625,1250 1750,1250 1750,1125 2000,1125 2000,1250 1875,1250 1875,1375 1750,1375 1750,1500 1875,1500 1875,1375 2000,1375 2000,1500 1875,1500 1875,1625 1750,1625 1750,1500 1625,1500 1625,1625 1750,1625 1750,1750 1625,1750 1625,1875 1750,1875 1750,1750 1875,1750 1875,1625 2000,1625 2000,1750 1875,1750 1875,1875 2000,1875 2000,2000 0,2000">
          <text:p/>
        </draw:polygon>
        <draw:frame draw:style-name="gr3" draw:layer="layout" svg:width="2.5cm" svg:height="0.726cm" svg:x="-0.25cm" svg:y="2.274cm">
          <draw:text-box>
            <text:p text:style-name="P1"><text:span text:style-name="T1">Produkt 1</text:span></text:p>
          </draw:text-box>
        </draw:frame>
        <draw:frame draw:style-name="gr3" draw:layer="layout" svg:width="2.5cm" svg:height="0.726cm" svg:x="3cm" svg:y="2.274cm">
          <draw:text-box>
            <text:p text:style-name="P1"><text:span text:style-name="T1">Produkt 2</text:span></text:p>
          </draw:text-box>
        </draw:frame>
        <draw:frame draw:style-name="gr3" draw:layer="layout" svg:width="2.5cm" svg:height="0.726cm" svg:x="6.5cm" svg:y="2.25cm">
          <draw:text-box>
            <text:p text:style-name="P1"><text:span text:style-name="T1">Produkt 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8.75cm" fo:page-height="2.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Andre Skare Berg</meta:initial-creator>
    <meta:creation-date>2011-04-29T15:59:46.28</meta:creation-date>
    <dc:date>2011-04-29T16:26:08.40</dc:date>
    <dc:creator>Andre Skare Berg</dc:creator>
    <meta:editing-duration>PT7M51S</meta:editing-duration>
    <meta:editing-cycles>1</meta:editing-cycles>
    <meta:document-statistic meta:object-count="11"/>
    <meta:generator>OpenOffice.org/3.3$Win32 OpenOffice.org_project/330m20$Build-9567</meta:generator>
  </office:meta>
</office:document-meta>
</file>